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style:font-name="DejaVu Sans" officeooo:paragraph-rsid="001de7e9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0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bold" style:font-name-complex="Lohit Devanagari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loext:graphic-properties draw:fill-color="#ff7b59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36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bold" style:font-name-complex="Lohit Devanagari1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9" style:family="paragraph">
      <loext:graphic-properties draw:fill-color="#acb20c"/>
    </style:style>
    <style:style style:name="T1" style:family="text">
      <style:text-properties style:font-name="serif"/>
    </style:style>
    <style:style style:name="T2" style:family="text">
      <style:text-properties fo:color="#ffffd7" loext:opacity="100%" fo:font-size="18pt" officeooo:rsid="001de7e9" fo:background-color="#7b3d00" loext:char-shading-value="0" style:font-size-asian="15.75pt" style:font-size-complex="18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5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font-name="DejaVu Sans"/>
    </style:style>
    <style:style style:name="T6" style:family="text">
      <style:text-properties fo:color="#000000" loext:opacity="100%" style:font-name="DejaVu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0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bold" style:font-name-complex="Lohit Devanagari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36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bold" style:font-name-complex="Lohit Devanagari1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9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1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7b59" draw:textarea-horizontal-align="justify" draw:textarea-vertical-align="middle" draw:auto-grow-height="false" fo:min-height="1.085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acb20c" draw:textarea-horizontal-align="justify" draw:textarea-vertical-align="middle" draw:auto-grow-height="false" fo:min-height="1.746cm" fo:min-width="2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6" draw:text-style-name="P9" svg:width="21.901cm" svg:height="1.747cm" svg:x="-2.852cm" svg:y="-0.677cm"><text:p/><draw:enhanced-geometry svg:viewBox="0 0 21600 21600" draw:type="rectangle" draw:enhanced-path="M 0 0 L 21600 0 21600 21600 0 21600 0 0 Z N"/></draw:custom-shape><draw:frame text:anchor-type="paragraph" draw:z-index="1" draw:name="Moldura de texto 1" draw:style-name="gr5" draw:text-style-name="P8" svg:width="14.073cm" svg:height="1.747cm" svg:x="2.314cm" svg:y="-0.677cm"><draw:text-box><text:p text:style-name="P7"><text:span text:style-name="T8">BASE DE DADOS</text:span></text:p></draw:text-box></draw:frame><draw:custom-shape text:anchor-type="paragraph" draw:z-index="2" draw:name="Forma 2" draw:style-name="gr4" draw:text-style-name="P6" svg:width="21cm" svg:height="1.086cm" svg:x="-2.178cm" svg:y="1.737cm"><text:p/><draw:enhanced-geometry svg:viewBox="0 0 21600 21600" draw:type="rectangle" draw:enhanced-path="M 0 0 L 21600 0 21600 21600 0 21600 0 0 Z N"/></draw:custom-shape><draw:frame text:anchor-type="paragraph" draw:z-index="4" draw:name="Moldura de texto 4" draw:style-name="gr2" draw:text-style-name="P3" svg:width="20.869cm" svg:height="7.681cm" svg:x="-1.866cm" svg:y="3.103cm"><draw:text-box><text:p><text:span text:style-name="T5">→ </text:span><text:span text:style-name="T5">Somos uma agência de detetives(P.I.S.T.A);</text:span></text:p><text:p><text:span text:style-name="T5">→ </text:span><text:span text:style-name="T5">Ideias para história:</text:span></text:p><text:p><text:span text:style-name="T5"><text:tab/></text:span><text:span text:style-name="T5">-O advogado responsável pelos casos é uma fraude;</text:span></text:p><text:p><text:span text:style-name="T5"><text:tab/></text:span><text:span text:style-name="T5">-Vai ser necessário rever todos os casos da P.I.S.T.A;</text:span></text:p><text:p><text:span text:style-name="T5"><text:tab/></text:span><text:span text:style-name="T5">-A base de dados consiste em inúmeros documentos em papel guardados num armazém;</text:span></text:p><text:p><text:span text:style-name="T5"><text:tab/></text:span><text:span text:style-name="T5">-O tempo perdido a procurar os casos vai ser enorme;</text:span></text:p><text:p><text:span text:style-name="T5"><text:tab/></text:span><text:span text:style-name="T5">-Posto isto houve a ideia de criar uma base de dados digital, já que se vai rever todos os </text:span><text:span text:style-name="T5">casos, com os mesmos e todos os recursos e informações da P.I.S.T.A; </text:span></text:p><text:p><text:span text:style-name="T5"><text:tab/></text:span><text:span text:style-name="T5">-Inventa informações sobre a empresa(Localização, Data de fundação, Fundador(es), <text:s/>Motivo </text:span><text:span text:style-name="T5">da sua criação, Lema);</text:span></text:p><text:p><text:span text:style-name="T5"/></text:p><text:p><text:span text:style-name="T5"><text:tab/></text:span></text:p><text:p><text:span text:style-name="T5"/></text:p><text:p><text:span text:style-name="T6"><text:s/></text:span></text:p><text:p><text:span text:style-name="T5"/></text:p></draw:text-box></draw:frame><draw:frame text:anchor-type="paragraph" draw:z-index="3" draw:name="Moldura de texto 3" draw:style-name="gr3" draw:text-style-name="P5" svg:width="17.539cm" svg:height="1.646cm" svg:x="0.159cm" svg:y="1.457cm"><draw:text-box><text:p text:style-name="P4"><text:span text:style-name="T7">CONTEXTUALIZAÇÃO E FUNDAMENTAÇÃO</text:span></text:p></draw:text-box></draw:frame><draw:frame text:anchor-type="paragraph" draw:z-index="5" draw:name="Moldura de texto 2" draw:style-name="gr1" draw:text-style-name="P2" svg:width="20.48cm" svg:height="19.232cm" svg:x="-1.713cm" svg:y="8.453cm"><draw:text-box><text:p><text:span text:style-name="T3">HISTÓRIA:</text:span></text:p><text:p><text:span text:style-name="T3"/></text:p><text:p><text:span text:style-name="T4">Em uma cidade movimentada, havia uma agência de detetives renomeada conhecida como P.I.S.T.A. </text:span><text:span text:style-name="T4">(Procuradores de Investigação Secreta e Táticas Astutas). Fundada em 1985 por William "Bill" </text:span><text:span text:style-name="T4">Montgomery, um ex-policial que buscava uma maneira de continuar ajudando a comunidade de uma </text:span><text:span text:style-name="T4">forma diferente após se aposentar da força policial. Sua visão era fornecer serviços de investigação </text:span><text:span text:style-name="T4">confiáveis e eficientes para todos que precisassem, sejam eles organismos coletivos ou individuais.</text:span></text:p><text:p><text:span text:style-name="T4"/></text:p><text:p><text:span text:style-name="T4">A sede da P.I.S.T.A. era um edifício de tijolos vermelhos no coração da cidade, onde uma equipe </text:span><text:span text:style-name="T4">dedicada de detetives trabalhava incansavelmente para resolver os casos mais intrincados. Sob a </text:span><text:span text:style-name="T4">liderança dos habilidosos detetives Alex Reynolds e William Montgomery, a agência prosperou ao longo </text:span><text:span text:style-name="T4">dos anos, ganhando uma reputação de resolver casos que deixavam outras agências perplexas.</text:span></text:p><text:p><text:span text:style-name="T4"/></text:p><text:p><text:span text:style-name="T4">No entanto, um dia, um cliente insatisfeito apresentou evidências que sugeriam que Alex Reynolds não </text:span><text:span text:style-name="T4">era quem dizia ser. Ele alegava que Reynolds falsificava provas para garantir resultados favoráveis aos </text:span><text:span text:style-name="T4">clientes, manchando assim a reputação impecável da P.I.S.T.A.</text:span></text:p><text:p><text:span text:style-name="T4"/></text:p><text:p><text:span text:style-name="T4">Perante essas acusações, a agência enfrentou uma crise existencial. A confiança dos clientes estava </text:span><text:span text:style-name="T4">abalada, e havia a necessidade urgente de revisar todos os casos já tratados por Reynolds. O problema </text:span><text:span text:style-name="T4">era que a P.I.S.T.A. mantinha todos os registos em papel, armazenados em um antigo armazém nos </text:span><text:span text:style-name="T4">arredores da cidade.</text:span></text:p><text:p><text:span text:style-name="T4"/></text:p><text:p><text:span text:style-name="T4">Com milhares de casos arquivados ao longo dos anos, a tarefa de revisar cada documento manualmente </text:span><text:span text:style-name="T4">era monumental. Dias se transformaram em semanas, e semanas em meses, enquanto a equipe de </text:span><text:span text:style-name="T4">detetives se perdia em um mar de papelada.</text:span></text:p><text:p><text:span text:style-name="T4"/></text:p><text:p><text:span text:style-name="T4">Percebendo que o tempo perdido na busca por evidências vitais poderia custar a reputação da agência, a </text:span><text:span text:style-name="T4">equipe teve uma ideia brilhante: criar uma base de dados digital que reunisse todos os casos, juntamente </text:span><text:span text:style-name="T4">com todos os recursos e informações disponíveis na P.I.S.T.A.</text:span></text:p><text:p><text:span text:style-name="T4"/></text:p><text:p><text:span text:style-name="T4">Com a ajuda de especialistas em tecnologia, a agência digitalizou todos os documentos e estabeleceu um </text:span><text:span text:style-name="T4">sistema de gerenciamento de casos online. Isso não só permitiu uma revisão mais eficiente dos casos, mas </text:span><text:span text:style-name="T4">também modernizou as operações da P.I.S.T.A., tornando-a mais ágil e adaptável às demandas do mundo </text:span><text:span text:style-name="T4">contemporâneo.</text:span></text:p><text:p><text:span text:style-name="T4"/></text:p><text:p><text:span text:style-name="T4">Enquanto a agência se reinventava digitalmente, os detetives mergulharam na tarefa de reexaminar cada </text:span><text:span text:style-name="T4">caso, assegurando que a justiça fosse verdadeiramente servida e restaurando a confiança perdida dos </text:span><text:span text:style-name="T4">clientes.</text:span></text:p><text:p><text:span text:style-name="T4"/></text:p><text:p><text:span text:style-name="T4">Assim, a P.I.S.T.A. emergiu mais forte do que nunca, reafirmando seu compromisso de buscar a verdade </text:span><text:span text:style-name="T4">e garantir que nenhum mistério permanecesse sem solução sob seu olhar atento e astuto. Seu novo lema </text:span><text:span text:style-name="T4">tornou-se: "Justiça através da Transparência e Dedicação."</text:span></text:p></draw:text-box></draw:frame><text:span text:style-name="T2">BASE DE DADOS FAZER:</text:span><text:span text:style-name="T1">ngenharia Informá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3:58:33.345003729</meta:creation-date>
    <meta:editing-duration>PT17M10S</meta:editing-duration>
    <meta:editing-cycles>7</meta:editing-cycles>
    <meta:generator>LibreOffice/7.3.7.2$Linux_X86_64 LibreOffice_project/30$Build-2</meta:generator>
    <dc:date>2024-03-13T17:57:33.281255467</dc:date>
    <meta:document-statistic meta:table-count="0" meta:image-count="0" meta:object-count="0" meta:page-count="1" meta:paragraph-count="1" meta:word-count="5" meta:character-count="38" meta:non-whitespace-character-count="34"/>
  </office:meta>
</office:document-meta>
</file>